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SuppressionStrategy.suppressAttribute( AttributeDescriptor attributeDescriptor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uppressionStrategy.suppressElement( ElementDescriptor element , String namespaceUri , String localName , String qualified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